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 table:number-rows-repeated="1048444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00/00/00</text:date>, <text:time style:data-style-name="N2" text:time-value="16:19:37.36629053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6.2$Linux_X86_64 LibreOffice_project/520$Build-2</meta:generator>
    <dc:date>2025-09-30T17:40:03.641613219</dc:date>
    <meta:editing-duration>PT23H57M2S</meta:editing-duration>
    <meta:editing-cycles>284</meta:editing-cycles>
    <meta:document-statistic meta:table-count="1" meta:cell-count="524" meta:object-count="0"/>
  </office:meta>
</office:document-meta>
</file>